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62.11mm" svg:x="267.47mm" svg:y="135.7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ST</text:p>
          </table:table-cell>
          <table:table-cell office:value-type="string" calcext:value-type="string">
            <text:p>AVL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time(nano seconds)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5112" calcext:value-type="float">
            <text:p>15112</text:p>
          </table:table-cell>
          <table:table-cell table:number-columns-repeated="2" table:style-name="ce1" office:value-type="float" office:value="12768" calcext:value-type="float">
            <text:p>12768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9608" calcext:value-type="float">
            <text:p>19608</text:p>
          </table:table-cell>
          <table:table-cell table:number-columns-repeated="2" table:style-name="ce1" office:value-type="float" office:value="60301" calcext:value-type="float">
            <text:p>60301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26382" calcext:value-type="float">
            <text:p>26382</text:p>
          </table:table-cell>
          <table:table-cell table:number-columns-repeated="2" table:style-name="ce1" office:value-type="float" office:value="121445" calcext:value-type="float">
            <text:p>121445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26382" calcext:value-type="float">
            <text:p>26382</text:p>
          </table:table-cell>
          <table:table-cell table:number-columns-repeated="2" table:style-name="ce1" office:value-type="float" office:value="280967" calcext:value-type="float">
            <text:p>280967</text:p>
          </table:table-cell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26382" calcext:value-type="float">
            <text:p>26382</text:p>
          </table:table-cell>
          <table:table-cell table:number-columns-repeated="2" office:value-type="float" office:value="280967" calcext:value-type="float">
            <text:p>280967</text:p>
          </table:table-cell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26382" calcext:value-type="float">
            <text:p>26382</text:p>
          </table:table-cell>
          <table:table-cell table:number-columns-repeated="2" office:value-type="float" office:value="280968" calcext:value-type="float">
            <text:p>28096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time(nano seconds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1" office:value-type="float" office:value="12768" calcext:value-type="float">
            <text:p>12768</text:p>
          </table:table-cell>
          <table:table-cell office:value-type="float" office:value="1276860301" calcext:value-type="float">
            <text:p>12768603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1" office:value-type="float" office:value="60301" calcext:value-type="float">
            <text:p>60301</text:p>
          </table:table-cell>
          <table:table-cell office:value-type="float" office:value="12768" calcext:value-type="float">
            <text:p>127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style-name="ce1" office:value-type="float" office:value="121445" calcext:value-type="float">
            <text:p>121445</text:p>
          </table:table-cell>
          <table:table-cell office:value-type="float" office:value="121445" calcext:value-type="float">
            <text:p>1214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style-name="ce1" office:value-type="float" office:value="280967" calcext:value-type="float">
            <text:p>280967</text:p>
          </table:table-cell>
          <table:table-cell office:value-type="float" office:value="280967" calcext:value-type="float">
            <text:p>2809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number-columns-repeated="2" office:value-type="float" office:value="280967" calcext:value-type="float">
            <text:p>2809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number-columns-repeated="2" office:value-type="float" office:value="280968" calcext:value-type="float">
            <text:p>280968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ime(nano seconds)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496" calcext:value-type="float">
            <text:p>2496</text:p>
          </table:table-cell>
          <table:table-cell office:value-type="float" office:value="2044" calcext:value-type="float">
            <text:p>20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160.5" calcext:value-type="float">
            <text:p>2160.5</text:p>
          </table:table-cell>
          <table:table-cell office:value-type="float" office:value="3809" calcext:value-type="float">
            <text:p>38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321.3" calcext:value-type="float">
            <text:p>2321.3</text:p>
          </table:table-cell>
          <table:table-cell office:value-type="float" office:value="3310" calcext:value-type="float">
            <text:p>33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261.87" calcext:value-type="float">
            <text:p>2261.87</text:p>
          </table:table-cell>
          <table:table-cell office:value-type="float" office:value="3041.63" calcext:value-type="float">
            <text:p>3041.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801" calcext:value-type="float">
            <text:p>2801</text:p>
          </table:table-cell>
          <table:table-cell office:value-type="float" office:value="3052.1" calcext:value-type="float">
            <text:p>3052.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287" calcext:value-type="float">
            <text:p>1287</text:p>
          </table:table-cell>
          <table:table-cell office:value-type="float" office:value="2937.08" calcext:value-type="float">
            <text:p>2937.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100.14" calcext:value-type="float">
            <text:p>2100.14</text:p>
          </table:table-cell>
          <table:table-cell office:value-type="float" office:value="2869.21" calcext:value-type="float">
            <text:p>2869.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00/00/00</text:date>, <text:time style:data-style-name="N2" text:time-value="13:56:17.667483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4:54:46.121346373</meta:creation-date>
    <dc:date>2018-03-28T14:45:45.025744936</dc:date>
    <meta:editing-duration>PT40M5S</meta:editing-duration>
    <meta:editing-cycles>2</meta:editing-cycles>
    <meta:generator>LibreOffice/5.4.5.1$Linux_X86_64 LibreOffice_project/40m0$Build-1</meta:generator>
    <meta:document-statistic meta:table-count="1" meta:cell-count="7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874cm"/>
    </style:style>
    <style:style style:name="gr2" style:family="graphic">
      <style:graphic-properties draw:stroke="none" svg:stroke-color="#000000" draw:fill="none" draw:fill-color="#ffffff" fo:min-height="0.847cm"/>
    </style:style>
    <style:style style:name="P1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fo:font-size="12pt" fo:font-weight="bold" style:font-weight-asian="bold" style:font-weight-complex="bold"/>
    </style:style>
  </office:automatic-styles>
  <office:body>
    <office:chart>
      <chart:chart svg:width="15.998cm" svg:height="6.212cm" xlink:href="." xlink:type="simple" chart:class="chart:line" chart:style-name="ch1">
        <chart:legend chart:legend-position="end" svg:x="11.638cm" svg:y="2.558cm" style:legend-expansion="high" chart:style-name="ch2"/>
        <chart:plot-area chart:style-name="ch3" chart:data-source-has-labels="both" svg:x="0.319cm" svg:y="0.124cm" svg:width="11cm" svg:height="5.964cm">
          <chartooo:coordinate-region svg:x="1.681cm" svg:y="0.323cm" svg:width="9.545cm" svg:height="5.118cm"/>
          <chart:axis chart:dimension="x" chart:name="primary-x" chart:style-name="ch4" chartooo:axis-type="text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wall chart:style-name="ch8"/>
          <chart:floor chart:style-name="ch9"/>
        </chart:plot-area>
        <draw:frame draw:name="Shape3" draw:style-name="gr1" draw:text-style-name="P1" svg:width="4.604cm" svg:height="0.874cm" svg:x="11.392cm" svg:y="0.342cm">
          <draw:text-box>
            <text:p><text:span text:style-name="T1">Worst case: O(logn)</text:span></text:p>
          </draw:text-box>
        </draw:frame>
        <draw:frame draw:name="Shape3" draw:style-name="gr1" draw:text-style-name="P1" svg:width="4.604cm" svg:height="0.874cm" svg:x="11.159cm" svg:y="4.633cm">
          <draw:text-box>
            <text:p><text:span text:style-name="T1">Worst case: O(logn)</text:span></text:p>
          </draw:text-box>
        </draw:frame>
        <draw:frame draw:name="Shape2" draw:style-name="gr2" draw:text-style-name="P1" svg:width="4.181cm" svg:height="0.847cm" svg:x="2.486cm" svg:y="0.922cm">
          <draw:text-box>
            <text:p><text:span text:style-name="T1">Avarage case (log(n))</text:span></text:p>
          </draw:text-box>
        </draw:frame>
        <draw:frame draw:name="Shape2" draw:style-name="gr2" draw:text-style-name="P1" svg:width="4.181cm" svg:height="0.847cm" svg:x="0cm" svg:y="0cm">
          <draw:text-box>
            <text:p><text:span text:style-name="T1">Avarage case (log(n))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</table:table-cell>
              <table:table-cell office:value-type="string">
                <text:p>time(nano second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2768">
                <text:p>127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0301">
                <text:p>6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21445">
                <text:p>121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280967">
                <text:p>280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280967">
                <text:p>280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">
                <text:p>211</text:p>
              </table:table-cell>
              <table:table-cell office:value-type="float" office:value="280968">
                <text:p>280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